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16E930000412600004B9F8999724D8A3AB619.svg" manifest:media-type="image/svg+xml"/>
  <manifest:file-entry manifest:full-path="Pictures/1000000100000290000002FAA6089234F90BA92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e8a202" draw:marker-start-width="0.35cm" draw:marker-end-width="0.35cm" draw:fill="solid" draw:fill-color="#000000" draw:textarea-horizontal-align="justify" draw:textarea-vertical-align="middle" draw:auto-grow-height="false" fo:min-height="9.134cm" fo:min-width="10.482cm" fo:padding-top="0.175cm" fo:padding-bottom="0.175cm" fo:padding-left="0.3cm" fo:padding-right="0.3cm" loext:decorative="fals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1.543cm" fo:min-width="0.369cm" loext:decorative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1.543cm" fo:min-width="0.449cm" loext:decorative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73cm" fo:min-width="7.948cm" loext:decorative="false"/>
    </style:style>
    <style:style style:name="gr6" style:family="graphic">
      <style:graphic-properties draw:stroke="solid" svg:stroke-width="0.05cm" svg:stroke-color="#ffffff" draw:marker-start="" draw:marker-start-width="0.34cm" draw:marker-start-center="false" draw:marker-end="" draw:marker-end-width="0.34cm" draw:marker-end-center="false" draw:stroke-linejoin="miter" draw:fill="gradient" draw:fill-color="#f1c40f" draw:fill-gradient-name="Gradient_20_265" draw:gradient-step-count="0" draw:textarea-horizontal-align="center" draw:textarea-vertical-align="middle" draw:auto-grow-height="false" draw:fit-to-size="false" style:shrink-to-fit="false" fo:min-height="5.008cm" fo:min-width="11.174cm" fo:padding-top="0.142cm" fo:padding-bottom="0.142cm" fo:padding-left="0.261cm" fo:padding-right="0.261cm" fo:wrap-option="wrap" draw:shadow="visible" draw:shadow-offset-x="0.14cm" draw:shadow-offset-y="0.14cm" draw:shadow-color="#e8a202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Noto Serif CJK JP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f1c40f" draw:fill-gradient-name="Gradient_20_265" draw:gradient-step-count="0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Noto Serif CJK JP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Noto Serif CJK JP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62cm" svg:height="15.08cm" svg:x="1.18cm" svg:y="2.3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9.837cm" svg:height="11.419cm" svg:x="5.087cm" svg:y="4.003cm">
          <draw:image xlink:href="Pictures/10016E930000412600004B9F8999724D8A3AB619.svg" xlink:type="simple" xlink:show="embed" xlink:actuate="onLoad" draw:mime-type="image/svg+xml">
            <text:p/>
          </draw:image>
          <draw:image xlink:href="Pictures/1000000100000290000002FAA6089234F90BA92D.png" xlink:type="simple" xlink:show="embed" xlink:actuate="onLoad" draw:mime-type="image/png"/>
        </draw:frame>
        <draw:custom-shape draw:style-name="gr3" draw:text-style-name="P1" draw:layer="layout" svg:width="0.869cm" svg:height="11.793cm" svg:x="14.05cm" svg:y="3.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49cm" svg:height="11.793cm" svg:x="5.05cm" svg:y="3.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48cm" svg:height="0.623cm" svg:x="5.829cm" svg:y="15.1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448cm" svg:height="0.623cm" svg:x="5.829cm" svg:y="3.657cm">
          <text:p/>
          <draw:enhanced-geometry svg:viewBox="0 0 21600 21600" draw:type="rectangle" draw:enhanced-path="M 0 0 L 21600 0 21600 21600 0 21600 0 0 Z N"/>
        </draw:custom-shape>
        <draw:custom-shape draw:name="Blue-Moon" draw:style-name="gr6" draw:text-style-name="P4" draw:layer="layout" svg:width="11.695cm" svg:height="5.291cm" draw:transform="rotate (-0.1232202451908) translate (4.491cm 6.087cm)">
          <text:p text:style-name="P3"><text:span text:style-name="T1">gestats</text:span></text:p>
          <draw:enhanced-geometry svg:viewBox="0 0 21600 21600" draw:mirror-horizontal="false" draw:mirror-vertical="false" draw:extrusion="false" draw:extrusion-rotation-angle="25 0" dr3d:projection="parallel" draw:extrusion-first-light-direction="(-50000 0 10000)" draw:extrusion-second-light-direction="(50000 0 10000)" dr3d:shade-mode="flat" draw:extrusion-metal="false" draw:extrusion-diffusion="0%" loext:extrusion-specularity-loext="122%" draw:extrusion-specularity="100%" draw:extrusion-skew="50 -135" draw:text-areas="0 0 21600 21600" draw:text-path="true" draw:text-path-mode="shape" draw:text-path-scale="path" draw:text-path-same-letter-heights="false" draw:type="fontwork-curve-up" draw:modifiers="8111.4245416079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60" draw:display-name="Gradient 260" draw:style="linear" draw:start-color="#800080" draw:end-color="#ff8000" draw:start-intensity="100%" draw:end-intensity="100%" draw:angle="0deg" draw:border="0%">
      <loext:gradient-stop svg:offset="0" loext:color-type="rgb" loext:color-value="#800080"/>
      <loext:gradient-stop svg:offset="1" loext:color-type="rgb" loext:color-value="#ff8000"/>
    </draw:gradient>
    <draw:gradient draw:name="Gradient_20_261" draw:display-name="Gradient 261" draw:style="linear" draw:start-color="#1c1c1c" draw:end-color="#ff0000" draw:start-intensity="100%" draw:end-intensity="100%" draw:angle="0deg" draw:border="0%">
      <loext:gradient-stop svg:offset="0" loext:color-type="rgb" loext:color-value="#1c1c1c"/>
      <loext:gradient-stop svg:offset="1" loext:color-type="rgb" loext:color-value="#ff0000"/>
    </draw:gradient>
    <draw:gradient draw:name="Gradient_20_262" draw:display-name="Gradient 262" draw:style="linear" draw:start-color="#000000" draw:end-color="#ff0000" draw:start-intensity="100%" draw:end-intensity="100%" draw:angle="0deg" draw:border="0%">
      <loext:gradient-stop svg:offset="0" loext:color-type="rgb" loext:color-value="#000000"/>
      <loext:gradient-stop svg:offset="1" loext:color-type="rgb" loext:color-value="#ff0000"/>
    </draw:gradient>
    <draw:gradient draw:name="Gradient_20_263" draw:display-name="Gradient 263" draw:style="linear" draw:start-color="#000000" draw:end-color="#ff0000" draw:start-intensity="100%" draw:end-intensity="80%" draw:angle="0deg" draw:border="0%">
      <loext:gradient-stop svg:offset="0" loext:color-type="rgb" loext:color-value="#000000"/>
      <loext:gradient-stop svg:offset="1" loext:color-type="rgb" loext:color-value="#ff0000"/>
    </draw:gradient>
    <draw:gradient draw:name="Gradient_20_264" draw:display-name="Gradient 264" draw:style="linear" draw:start-color="#000000" draw:end-color="#ff0000" draw:start-intensity="100%" draw:end-intensity="70%" draw:angle="0deg" draw:border="20%">
      <loext:gradient-stop svg:offset="0" loext:color-type="rgb" loext:color-value="#000000"/>
      <loext:gradient-stop svg:offset="1" loext:color-type="rgb" loext:color-value="#ff0000"/>
    </draw:gradient>
    <draw:gradient draw:name="Gradient_20_265" draw:display-name="Gradient 265" draw:style="linear" draw:start-color="#000000" draw:end-color="#ff0000" draw:start-intensity="100%" draw:end-intensity="80%" draw:angle="0deg" draw:border="20%">
      <loext:gradient-stop svg:offset="0" loext:color-type="rgb" loext:color-value="#000000"/>
      <loext:gradient-stop svg:offset="1" loext:color-type="rgb" loext:color-value="#ff000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1T09:11:18.274000000</meta:creation-date>
    <dc:date>2024-07-12T15:16:51.997000000</dc:date>
    <meta:editing-duration>PT36M10S</meta:editing-duration>
    <meta:editing-cycles>17</meta:editing-cycles>
    <meta:generator>LibreOffice/7.6.2.1$Windows_X86_64 LibreOffice_project/56f7684011345957bbf33a7ee678afaf4d2ba333</meta:generator>
    <meta:print-date>2024-07-12T15:16:44.493000000</meta:print-date>
    <meta:printed-by>PDF-Dateien</meta:printed-by>
    <meta:document-statistic meta:object-count="7"/>
  </office:meta>
</office:document-meta>
</file>